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2" style:font-name-complex="Times New Roman2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9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3" text:anchor-type="as-char" svg:width="0.85cm" svg:height="0.85cm" draw:z-index="0"><draw:image xlink:href="../images/0160.png" xlink:type="simple" xlink:show="embed" xlink:actuate="onLoad"/></draw:frame></text:p>
          </table:table-cell>
          <table:table-cell table:style-name="Table1.B1" office:value-type="string">
            <text:h text:style-name="P6" text:outline-level="1"><text:span text:style-name="T1">M </text:span>из <text:span text:style-name="T1">N</text:span>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</text:span><text:span text:style-name="T6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1" draw:name="Графический объект1" text:anchor-type="as-char" svg:width="2.671cm" svg:height="2.619cm" draw:z-index="1"><draw:image xlink:href="../images/0160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Возвращает логическую единицу, если количество входов, на которых значение равно логической единице, <text:span text:style-name="T5">больше </text:span><text:span text:style-name="T7">или равно</text:span><text:span text:style-name="T6"> </text:span>заданному количеству<text:span text:style-name="T1">:</text:span></text:p>
            <text:p text:style-name="P5"><text:span text:style-name="T1"><draw:frame draw:style-name="fr2" draw:name="Object1" text:anchor-type="as-char" svg:width="9.511cm" svg:height="2.447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">,</text:span></text:p>
            <text:p text:style-name="P4">где <text:span text:style-name="T3">xᵢ(t)</text:span><text:span text:style-name="T1"> </text:span>—<text:span text:style-name="T1"> </text:span>скаляр на <text:span text:style-name="T1">i-</text:span>ом входе в блок, <text:span text:style-name="T3">y(t)</text:span><text:span text:style-name="T1"> </text:span>— выходной логический сигнал, <text:span text:style-name="T3">k</text:span><text:span text:style-name="T1"> </text:span>— внутренняя переменная блока для вычисления количества входных сигналов, равных единице.</text:p>
            <text:p text:style-name="P4"><text:span text:style-name="T8">Свойства</text:span>:</text:p>
            <text:list xml:id="list4693131387201242575" text:style-name="L1">
              <text:list-item>
                <text:p text:style-name="P7"><text:span text:style-name="T9">Количество портов — количество входных портов </text:span><text:span text:style-name="T4">N</text:span><text:span text:style-name="T2">.</text:span></text:p>
              </text:list-item>
              <text:list-item>
                <text:p text:style-name="P7">Число входных True для срабатывания — количество <text:span text:style-name="T3">M</text:span> входных сигналов, равных единице, при достижении которого на выходе формируется логическая единиц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 из N</dc:title>
    <dc:date>2014-12-16T20:23:50.87</dc:date>
    <meta:generator>OpenOffice/4.1.1$Win32 OpenOffice.org_project/411m6$Build-9775</meta:generator>
    <meta:editing-duration>PT2H18M36S</meta:editing-duration>
    <meta:editing-cycles>106</meta:editing-cycles>
    <meta:document-statistic meta:table-count="1" meta:image-count="2" meta:object-count="1" meta:page-count="1" meta:paragraph-count="12" meta:word-count="86" meta:character-count="563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k</mi>
              <mo stretchy="false">=</mo>
              <mn>0</mn>
            </mrow>
          </mrow>
        </mtd>
      </mtr>
      <mtr>
        <mtd>
          <mrow>
            <mi mathvariant="italic">цикл</mi>
            <mi/>
            <mrow>
              <mi>i</mi>
              <mo stretchy="false">=</mo>
              <mn>1...N</mn>
            </mrow>
            <mi mathvariant="normal">:</mi>
            <mi/>
            <mi mathvariant="italic">если</mi>
            <mi/>
            <mrow>
              <mo stretchy="false">(</mo>
              <mrow>
                <msub>
                  <mi>x</mi>
                  <mi>i</mi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=</mo>
                  <mn>1</mn>
                </mrow>
              </mrow>
              <mo stretchy="false">)</mo>
            </mrow>
            <mi/>
            <mi mathvariant="italic">то</mi>
            <mi/>
            <mrow>
              <mi>k</mi>
              <mo stretchy="false">=</mo>
              <mrow>
                <mi>k</mi>
                <mo stretchy="false">+</mo>
                <mn>1</mn>
              </mrow>
            </mrow>
          </mrow>
        </mtd>
      </mtr>
      <mtr>
        <mtd>
          <mrow>
            <mi>y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1,</mn>
                          <mi/>
                          <mi mathvariant="italic">если</mi>
                          <mrow>
                            <mi>k</mi>
                            <mo stretchy="false">≥</mo>
                            <mi>M</mi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row>
                            <mi>k</mi>
                            <mo stretchy="false">&lt;</mo>
                            <mi>M</mi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k=0
newline
цикл ~ i=1...N: ~ если ~ (x_i(t) = 1) ~то~ k = k + 1
newline
y(t) = left lbrace stack{
alignl 1, ~ если k &gt;= M; #
alignl 0, ~ если k &lt; M;  }
right none</annotation>
  </semantics>
</math>
</file>